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Droid Sans Fallback" fo:font-size="26pt" officeooo:rsid="0017cbcf" officeooo:paragraph-rsid="0017cbcf" style:font-name-asian="Droid Sans Fallback" style:font-size-asian="26pt" style:font-size-complex="26pt"/>
    </style:style>
    <style:style style:name="P2" style:family="paragraph" style:parent-style-name="Standard">
      <style:paragraph-properties fo:line-height="115%" fo:text-align="start" style:justify-single-word="false"/>
      <style:text-properties style:text-position="0% 100%" style:font-name="Droid Sans Fallback" fo:font-size="14pt" officeooo:rsid="0017cbcf" officeooo:paragraph-rsid="001b5048" style:font-name-asian="Droid Sans Fallback" style:font-size-asian="14pt" style:font-name-complex="Liberation Serif1" style:font-size-complex="14pt"/>
    </style:style>
    <style:style style:name="P3" style:family="paragraph" style:parent-style-name="Standard">
      <style:paragraph-properties fo:line-height="115%" fo:text-align="start" style:justify-single-word="false"/>
      <style:text-properties style:text-position="0% 100%" style:font-name="Droid Sans Fallback" fo:font-size="14pt" officeooo:rsid="0017cbcf" officeooo:paragraph-rsid="001d8ef6" style:font-name-asian="Droid Sans Fallback" style:font-size-asian="14pt" style:font-name-complex="Liberation Serif1" style:font-size-complex="14pt"/>
    </style:style>
    <style:style style:name="P4" style:family="paragraph" style:parent-style-name="Standard">
      <style:paragraph-properties fo:line-height="115%" fo:text-align="start" style:justify-single-word="false"/>
      <style:text-properties style:text-position="0% 100%" style:font-name="Droid Sans Fallback" fo:font-size="18pt" officeooo:rsid="0017cbcf" officeooo:paragraph-rsid="001b5048" style:font-name-asian="Droid Sans Fallback" style:font-size-asian="18pt" style:font-name-complex="Liberation Serif1" style:font-size-complex="18pt"/>
    </style:style>
    <style:style style:name="P5" style:family="paragraph" style:parent-style-name="Standard">
      <style:paragraph-properties fo:line-height="115%" fo:text-align="start" style:justify-single-word="false"/>
      <style:text-properties style:font-name="Droid Sans Fallback" fo:font-size="14pt" officeooo:rsid="0017cbcf" officeooo:paragraph-rsid="001d8ef6" style:font-name-asian="Droid Sans Fallback" style:font-size-asian="14pt" style:font-size-complex="14pt"/>
    </style:style>
    <style:style style:name="P6" style:family="paragraph" style:parent-style-name="Standard">
      <style:paragraph-properties fo:line-height="115%" fo:text-align="start" style:justify-single-word="false"/>
      <style:text-properties style:font-name="Droid Sans Fallback" fo:font-size="18pt" officeooo:rsid="0017cbcf" officeooo:paragraph-rsid="001b5048" style:font-name-asian="Droid Sans Fallback" style:font-size-asian="18pt" style:font-size-complex="18pt"/>
    </style:style>
    <style:style style:name="P7" style:family="paragraph" style:parent-style-name="Standard">
      <style:paragraph-properties fo:line-height="115%" fo:text-align="start" style:justify-single-word="false"/>
      <style:text-properties style:font-name="Droid Sans Fallback" fo:font-size="18pt" officeooo:rsid="0017cbcf" officeooo:paragraph-rsid="001d8ef6" style:font-name-asian="Droid Sans Fallback" style:font-size-asian="18pt" style:font-size-complex="18pt"/>
    </style:style>
    <style:style style:name="P8" style:family="paragraph" style:parent-style-name="Standard">
      <style:paragraph-properties fo:line-height="115%" fo:text-align="start" style:justify-single-word="false"/>
      <style:text-properties style:font-name="Droid Sans Fallback" officeooo:rsid="0017cbcf" officeooo:paragraph-rsid="001d8ef6" style:font-name-asian="Droid Sans Fallback"/>
    </style:style>
    <style:style style:name="P9" style:family="paragraph" style:parent-style-name="Standard">
      <style:paragraph-properties fo:line-height="115%" fo:text-align="start" style:justify-single-word="false"/>
      <style:text-properties style:font-name="Droid Sans Fallback" officeooo:rsid="0017cbcf" officeooo:paragraph-rsid="0020692d" style:font-name-asian="Droid Sans Fallback"/>
    </style:style>
    <style:style style:name="P10" style:family="paragraph" style:parent-style-name="Standard">
      <style:paragraph-properties fo:line-height="115%" fo:text-align="start" style:justify-single-word="false"/>
      <style:text-properties style:text-line-through-style="none" style:text-line-through-type="none" style:text-position="0% 100%" style:font-name="Droid Sans Fallback" fo:font-size="14pt" officeooo:rsid="0017cbcf" officeooo:paragraph-rsid="001b5048" style:font-name-asian="Droid Sans Fallback" style:font-size-asian="14pt" style:font-name-complex="Liberation Serif1" style:font-size-complex="14pt"/>
    </style:style>
    <style:style style:name="T1" style:family="text">
      <style:text-properties style:text-position="super 58%" fo:font-size="14pt" style:font-size-asian="14pt" style:font-name-complex="Liberation Serif1" style:font-size-complex="14pt"/>
    </style:style>
    <style:style style:name="T2" style:family="text">
      <style:text-properties style:text-position="0% 100%" fo:font-size="14pt" style:font-size-asian="14pt" style:font-name-complex="Liberation Serif1" style:font-size-complex="14pt"/>
    </style:style>
    <style:style style:name="T3" style:family="text">
      <style:text-properties style:text-position="0% 100%" fo:font-size="18pt" style:font-size-asian="18pt" style:font-name-complex="Liberation Serif1" style:font-size-complex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font-name-complex="Liberation Serif1" style:font-size-complex="14pt"/>
    </style:style>
    <style:style style:name="T6" style:family="text">
      <style:text-properties style:text-line-through-style="solid" style:text-line-through-type="singl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ST题解</text:p>
      <text:p text:style-name="P6">算法一、暴力</text:p>
      <text:p text:style-name="P8"><text:tab/><text:span text:style-name="T4">对于m </text:span><text:span text:style-name="T5">≤ 20的数据, 直接枚举每条边是否选择即可。</text:span></text:p>
      <text:p text:style-name="P8"><text:span text:style-name="T5">时间复杂度O(2</text:span><text:span text:style-name="T1">m</text:span><text:span text:style-name="T2">)</text:span></text:p>
      <text:p text:style-name="P2">期望得分9pts</text:p>
      <text:p text:style-name="P2"/>
      <text:p text:style-name="P4">算法1.5：不知道是啥，但应该有这样的做法</text:p>
      <text:p text:style-name="P2"><text:tab/>子任务2留给一些（可能有的）对图中点的dp（虽然我不会），但是想想还是留一个档<text:span text:style-name="T6">显得非常专业</text:span></text:p>
      <text:p text:style-name="P10">时间复杂度O(不知道)</text:p>
      <text:p text:style-name="P10">期望得分21pts（+子任务1）</text:p>
      <text:p text:style-name="P2"/>
      <text:p text:style-name="P4">算法二、枚举+去重</text:p>
      <text:p text:style-name="P9"><text:span text:style-name="T3"><text:tab/></text:span><text:span text:style-name="T2">对于k ≤ 100的数据（写得好可能过k ≤ 1000），我们可以考虑先贪心的求出最小生成树，然后枚举删除当前树的某一条边，枚举两个连通块之间前k小的边（显然至多会用到这些边），并把这样新产生的树推到优先队列里（注意去重），然后按顺序枚举即可。</text:span></text:p>
      <text:p text:style-name="P8"><text:span text:style-name="T2">时间复杂度O(nk</text:span><text:span text:style-name="T1">2</text:span><text:span text:style-name="T2">log(k))</text:span></text:p>
      <text:p text:style-name="P3">期望得分40-63pts</text:p>
      <text:p text:style-name="P3"/>
      <text:p text:style-name="P4">算法三、优化版枚举</text:p>
      <text:p text:style-name="P7"><text:span text:style-name="T2"><text:tab/></text:span><text:span text:style-name="T4">满分算法也是考虑按顺序枚举每棵生成树。先贪心求出最小生成树，然后对于每棵树记录一个额外的状态表示每条边强制选或者不选。每次产生新的生成树的时候，枚举每一个原树未限制的边，把它设定为强制不选，它前面的全部强制选（这样可以保证不重复），然后按照这个限制做MST算法，并把新产生的树推到优先队列里。这样可以保证生成树是按顺序枚举的。</text:span></text:p>
      <text:p text:style-name="P5">时间复杂度O(nklog(k))</text:p>
      <text:p text:style-name="P5">期望得分100p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5T08:51:37.723731219</meta:creation-date>
    <dc:date>2020-06-05T10:49:23.932146049</dc:date>
    <meta:editing-duration>PT14M25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442" meta:character-count="511" meta:non-whitespace-character-count="500"/>
  </office:meta>
</office:document-meta>
</file>